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22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4.263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5.528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5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/>
    </style: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wrap-option="wrap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style:font-name="Arial" fo:font-size="10pt"/>
    </style:style>
    <style:style style:name="ce174" style:family="table-cell" style:parent-style-name="Default">
      <style:text-properties style:font-name="Arial" fo:font-size="11pt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78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78" table:number-columns-repeated="248"/>
          <table:table-cell/>
        </table:table-row>
        <table:table-row table:style-name="ro1" table:number-rows-repeated="3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9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0">
          <table:table-cell table:style-name="ce79"/>
          <table:table-cell table:style-name="ce83" office:value-type="string">
            <text:p>PLF-EXOGTN REGRESSION TEST CASES</text:p>
          </table:table-cell>
          <table:table-cell table:style-name="ce79" table:number-columns-repeated="4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Version:</text:p>
          </table:table-cell>
          <table:table-cell table:style-name="ce92" office:value-type="float" office:value="1.1">
            <text:p>1.1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Issue date:</text:p>
          </table:table-cell>
          <table:table-cell table:style-name="ce93" office:value-type="float" office:value="41052">
            <text:p>23-May-12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Name:</text:p>
          </table:table-cell>
          <table:table-cell table:style-name="ce92" office:value-type="string">
            <text:p>GateI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Code:</text:p>
          </table:table-cell>
          <table:table-cell table:style-name="ce92" office:value-type="string">
            <text:p>EXOGT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9"/>
          <table:table-cell table:style-name="ce79" table:number-columns-repeated="2"/>
          <table:table-cell table:style-name="ce78" table:number-columns-repeated="249"/>
          <table:table-cell/>
        </table:table-row>
        <table:table-row table:style-name="ro1">
          <table:table-cell table:style-name="ce80"/>
          <table:table-cell table:style-name="ce84" office:value-type="string">
            <text:p>Total Cases:</text:p>
          </table:table-cell>
          <table:table-cell table:style-name="ce94" table:formula="of:=[Summary_Report.F28]" office:value-type="float" office:value="16">
            <text:p>16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1">
          <table:table-cell table:style-name="ce80"/>
          <table:table-cell table:style-name="ce85" office:value-type="string">
            <text:p>Test Status:</text:p>
          </table:table-cell>
          <table:table-cell table:style-name="ce1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2">
          <table:table-cell table:style-name="ce81"/>
          <table:table-cell table:style-name="ce86" office:value-type="string">
            <text:p>Record of change:</text:p>
          </table:table-cell>
          <table:table-cell table:style-name="ce78" table:number-columns-repeated="5"/>
          <table:table-cell table:style-name="ce81" table:number-columns-repeated="248"/>
          <table:table-cell/>
        </table:table-row>
        <table:table-row table:style-name="ro13">
          <table:table-cell table:style-name="ce81"/>
          <table:table-cell table:style-name="ce87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style-name="ce88" office:value-type="float" office:value="40822">
            <text:p>6-Oct-11</text:p>
          </table:table-cell>
          <table:table-cell table:style-name="ce96" office:value-type="string">
            <text:p>1.0</text:p>
          </table:table-cell>
          <table:table-cell table:style-name="ce100" office:value-type="string">
            <text:p>Write regression test for EXOGTN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/>
          <table:table-cell table:style-name="ce81" table:number-columns-repeated="247"/>
          <table:table-cell/>
        </table:table-row>
        <table:table-row table:style-name="ro7">
          <table:table-cell table:style-name="ce80"/>
          <table:table-cell table:style-name="ce88" office:value-type="float" office:value="41052">
            <text:p>23-May-12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Write regression test for EXOGTN for PLF 3.0.8 and 3.0.9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1" table:number-columns-repeated="2"/>
          <table:table-cell table:style-name="ce133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40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7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8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9"/>
          <table:table-cell table:style-name="ce133" table:number-columns-repeated="2"/>
          <table:table-cell table:style-name="ce139"/>
          <table:table-cell table:style-name="ce78"/>
          <table:table-cell table:style-name="ce80" table:number-columns-repeated="247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0"/>
          <table:table-cell table:style-name="ce133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3"/>
          <table:table-cell table:style-name="ce134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4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1"/>
          <table:table-cell table:style-name="ce98"/>
          <table:table-cell/>
          <table:table-cell table:style-name="ce135" table:number-columns-repeated="2"/>
          <table:table-cell table:style-name="ce141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7"/>
          <table:table-cell table:style-name="ce78" table:number-columns-repeated="247"/>
          <table:table-cell/>
        </table:table-row>
        <table:table-row table:style-name="ro1" table:number-rows-repeated="3">
          <table:table-cell table:style-name="ce78" table:number-columns-repeated="255"/>
          <table:table-cell/>
        </table:table-row>
        <table:table-row table:style-name="ro1" table:number-rows-repeated="9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 table:number-rows-repeated="11">
          <table:table-cell table:style-name="ce78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7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7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61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2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3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65" office:value-type="string">
            <text:p>Low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65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48"/>
          <table:table-cell table:style-name="ce65" table:number-columns-repeated="252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5">
            <text:p>5</text:p>
          </table:table-cell>
          <table:table-cell table:style-name="ce171" table:formula="of:=COUNTIF([.N$7:.N$977];[.$L1])" office:value-type="float" office:value="5">
            <text:p>5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0.5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001</text:p>
          </table:table-cell>
          <table:table-cell table:style-name="ce44" office:value-type="string">
            <text:p>REG_PLF305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16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68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16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7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5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170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144"/>
          <table:table-cell table:style-name="ce44" office:value-type="string">
            <text:p>REG_PLF305_EXOGTN_002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62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" table:number-rows-repeated="1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0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12">
            <text:p>12</text:p>
          </table:table-cell>
          <table:table-cell table:style-name="ce171" table:formula="of:=COUNTIF([.N$7:.N$977];[.$L1])" office:value-type="float" office:value="12">
            <text:p>12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73"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6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 table:style-name="ce173"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001</text:p>
          </table:table-cell>
          <table:table-cell table:style-name="ce44" office:value-type="string">
            <text:p>REG_PLF306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165" office:value-type="string">
            <text:p>- Go to Content Explorer</text:p>
            <text:p>- Create new node (content folder for example)</text:p>
            <text:p/>
          </table:table-cell>
          <table:table-cell table:style-name="ce168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166" office:value-type="string">
            <text:p><text:span text:style-name="T3">- From </text:span><text:span text:style-name="T3">system view </text:span><text:span text:style-name="T3">choose 'View </text:span><text:span text:style-name="T3">Node </text:span><text:span text:style-name="T3">Properties'</text:span></text:p>
            <text:p><text:span text:style-name="T3">- Click Add </text:span><text:span text:style-name="T3">New Property</text:span></text:p>
            <text:p><text:span text:style-name="T3">- Add </text:span><text:span text:style-name="T3">"multiValuePr</text:span><text:span text:style-name="T3">operty", </text:span><text:span text:style-name="T3">choose the </text:span><text:span text:style-name="T3">Boolean type </text:span><text:span text:style-name="T3">for this </text:span><text:span text:style-name="T3">property and </text:span><text:span text:style-name="T3">make </text:span><text:span text:style-name="T3">"Multiple" </text:span><text:span text:style-name="T3">option to </text:span><text:span text:style-name="T3">false.</text:span></text:p>
            <text:p><text:span text:style-name="T3">- Value </text:span><text:span text:style-name="T3">checkbox is </text:span><text:span text:style-name="T3">checked</text:span></text:p>
            <text:p><text:span text:style-name="T3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5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734</text:p>
            <text:p>EXOGTN-374</text:p>
          </table:table-cell>
          <table:table-cell table:style-name="ce162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56" office:value-type="float" office:value="1">
            <text:p>001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9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174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61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61" table:formula="of:=[.B17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61" table:formula="of:=[.B18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" table:number-rows-repeated="1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15">
            <text:p>15</text:p>
          </table:table-cell>
          <table:table-cell table:style-name="ce171" table:formula="of:=COUNTIF([.N$7:.N$977];[.$L1])" office:value-type="float" office:value="15">
            <text:p>15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1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6" table:number-columns-spanned="3" table:number-rows-spanned="1">
            <text:p>6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001</text:p>
          </table:table-cell>
          <table:table-cell table:style-name="ce44" office:value-type="string">
            <text:p>REG_PLF307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165" office:value-type="string">
            <text:p>- Login by root</text:p>
            <text:p>- Go to Edit site Layout</text:p>
            <text:p/>
          </table:table-cell>
          <table:table-cell table:style-name="ce168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61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6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16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6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1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ce59" office:value-type="string">
            <text:p>Listners are not executed after updating a user's group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8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62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ce59" office:value-type="string">
            <text:p>Remove limit of portlet title length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5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61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office:value-type="string">
            <text:p>Update: Add file to server/default/deploy/</text:p>
            <text:p>in Jboss</text:p>
          </table:table-cell>
          <table:table-cell table:style-name="ce59" table:number-columns-repeated="241"/>
        </table:table-row>
        <table:table-row table:style-name="ro25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/>
          <table:table-cell table:style-name="ce59" office:value-type="string">
            <text:p>TESTVN-5537</text:p>
          </table:table-cell>
          <table:table-cell table:style-name="ce59" table:number-columns-repeated="240"/>
        </table:table-row>
        <table:table-row table:style-name="ro15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style-name="ce59" table:number-columns-repeated="244"/>
        </table:table-row>
        <table:table-row table:style-name="ro26">
          <table:table-cell table:style-name="ce14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4" office:value-type="string">
            <text:p>REG_PLF307_EXOGTN_005</text:p>
          </table:table-cell>
          <table:table-cell table:style-name="ce15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5" office:value-type="string">
            <text:p>show message alert that ax length of Group label is limited to 30 characters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9">
          <table:table-cell table:style-name="ce14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ce59" office:value-type="string">
            <text:p>Problem with gadgets when the host name includes the word "portal"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9">
          <table:table-cell table:style-name="ce14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2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5];[.$L1])" office:value-type="float" office:value="0">
            <text:p>0</text:p>
          </table:table-cell>
          <table:table-cell table:style-name="ce171" table:formula="of:=COUNTIF([.M$7:.M$975];[.$L1])" office:value-type="float" office:value="4">
            <text:p>4</text:p>
          </table:table-cell>
          <table:table-cell table:style-name="ce171" table:formula="of:=COUNTIF([.N$7:.N$975];[.$L1])" office:value-type="float" office:value="4">
            <text:p>4</text:p>
          </table:table-cell>
          <table:table-cell table:style-name="ce171" table:formula="of:=COUNTIF([.O$7:.O$975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5];[.$L2])" office:value-type="float" office:value="0">
            <text:p>0</text:p>
          </table:table-cell>
          <table:table-cell table:style-name="ce171" table:formula="of:=COUNTIF([.M$7:.M$975];[.$L2])" office:value-type="float" office:value="0">
            <text:p>0</text:p>
          </table:table-cell>
          <table:table-cell table:style-name="ce171" table:formula="of:=COUNTIF([.N$7:.N$975];[.$L2])" office:value-type="float" office:value="0">
            <text:p>0</text:p>
          </table:table-cell>
          <table:table-cell table:style-name="ce171" table:formula="of:=COUNTIF([.O$7:.O$975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2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5];[.$L3])" office:value-type="float" office:value="0">
            <text:p>0</text:p>
          </table:table-cell>
          <table:table-cell table:style-name="ce171" table:formula="of:=COUNTIF([.M$7:.M$975];[.$L3])" office:value-type="float" office:value="0">
            <text:p>0</text:p>
          </table:table-cell>
          <table:table-cell table:style-name="ce171" table:formula="of:=COUNTIF([.N$7:.N$975];[.$L3])" office:value-type="float" office:value="0">
            <text:p>0</text:p>
          </table:table-cell>
          <table:table-cell table:style-name="ce171" table:formula="of:=COUNTIF([.O$7:.O$975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5];[.$L4])" office:value-type="float" office:value="0">
            <text:p>0</text:p>
          </table:table-cell>
          <table:table-cell table:style-name="ce171" table:formula="of:=COUNTIF([.M$7:.M$975];[.$L4])" office:value-type="float" office:value="0">
            <text:p>0</text:p>
          </table:table-cell>
          <table:table-cell table:style-name="ce171" table:formula="of:=COUNTIF([.N$7:.N$975];[.$L4])" office:value-type="float" office:value="0">
            <text:p>0</text:p>
          </table:table-cell>
          <table:table-cell table:style-name="ce171" table:formula="of:=COUNTIF([.O$7:.O$975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5];[.$L5])" office:value-type="float" office:value="0">
            <text:p>0</text:p>
          </table:table-cell>
          <table:table-cell table:style-name="ce171" table:formula="of:=COUNTIF([.M$7:.M$975];[.$L5])" office:value-type="float" office:value="0">
            <text:p>0</text:p>
          </table:table-cell>
          <table:table-cell table:style-name="ce171" table:formula="of:=COUNTIF([.N$7:.N$975];[.$L5])" office:value-type="float" office:value="0">
            <text:p>0</text:p>
          </table:table-cell>
          <table:table-cell table:style-name="ce171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3">
          <table:table-cell table:style-name="ce144" office:value-type="float" office:value="1">
            <text:p>001</text:p>
          </table:table-cell>
          <table:table-cell table:style-name="ce44" office:value-type="string">
            <text:p>REG_PLF308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165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68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61" office:value-type="string">
            <text:p>Problem when moving nodes of navigation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166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5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8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4" table:formula="of:=[.B10]" office:value-type="string" office:string-value="REG_PLF308_EXOGTN_002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62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6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3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3];[.$L1])" office:value-type="float" office:value="0">
            <text:p>0</text:p>
          </table:table-cell>
          <table:table-cell table:style-name="ce171" table:formula="of:=COUNTIF([.M$7:.M$973];[.$L1])" office:value-type="float" office:value="0">
            <text:p>0</text:p>
          </table:table-cell>
          <table:table-cell table:style-name="ce171" table:formula="of:=COUNTIF([.N$7:.N$973];[.$L1])" office:value-type="float" office:value="0">
            <text:p>0</text:p>
          </table:table-cell>
          <table:table-cell table:style-name="ce171" table:formula="of:=COUNTIF([.O$7:.O$973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3];[.$L2])" office:value-type="float" office:value="0">
            <text:p>0</text:p>
          </table:table-cell>
          <table:table-cell table:style-name="ce171" table:formula="of:=COUNTIF([.M$7:.M$973];[.$L2])" office:value-type="float" office:value="2">
            <text:p>2</text:p>
          </table:table-cell>
          <table:table-cell table:style-name="ce171" table:formula="of:=COUNTIF([.N$7:.N$973];[.$L2])" office:value-type="float" office:value="2">
            <text:p>2</text:p>
          </table:table-cell>
          <table:table-cell table:style-name="ce171" table:formula="of:=COUNTIF([.O$7:.O$973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3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3];[.$L3])" office:value-type="float" office:value="0">
            <text:p>0</text:p>
          </table:table-cell>
          <table:table-cell table:style-name="ce171" table:formula="of:=COUNTIF([.M$7:.M$973];[.$L3])" office:value-type="float" office:value="0">
            <text:p>0</text:p>
          </table:table-cell>
          <table:table-cell table:style-name="ce171" table:formula="of:=COUNTIF([.N$7:.N$973];[.$L3])" office:value-type="float" office:value="0">
            <text:p>0</text:p>
          </table:table-cell>
          <table:table-cell table:style-name="ce171" table:formula="of:=COUNTIF([.O$7:.O$973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6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3];[.$L4])" office:value-type="float" office:value="0">
            <text:p>0</text:p>
          </table:table-cell>
          <table:table-cell table:style-name="ce171" table:formula="of:=COUNTIF([.M$7:.M$973];[.$L4])" office:value-type="float" office:value="0">
            <text:p>0</text:p>
          </table:table-cell>
          <table:table-cell table:style-name="ce171" table:formula="of:=COUNTIF([.N$7:.N$973];[.$L4])" office:value-type="float" office:value="0">
            <text:p>0</text:p>
          </table:table-cell>
          <table:table-cell table:style-name="ce171" table:formula="of:=COUNTIF([.O$7:.O$973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3];[.$L5])" office:value-type="float" office:value="0">
            <text:p>0</text:p>
          </table:table-cell>
          <table:table-cell table:style-name="ce171" table:formula="of:=COUNTIF([.M$7:.M$973];[.$L5])" office:value-type="float" office:value="0">
            <text:p>0</text:p>
          </table:table-cell>
          <table:table-cell table:style-name="ce171" table:formula="of:=COUNTIF([.N$7:.N$973];[.$L5])" office:value-type="float" office:value="0">
            <text:p>0</text:p>
          </table:table-cell>
          <table:table-cell table:style-name="ce171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3">
          <table:table-cell table:style-name="ce144" office:value-type="float" office:value="1">
            <text:p>001</text:p>
          </table:table-cell>
          <table:table-cell table:style-name="ce44" office:value-type="string">
            <text:p>REG_PLF309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165" office:value-type="string">
            <text:p>- Login by root</text:p>
            <text:p>- Go to the menu Manage users and groups</text:p>
            <text:p>- Go to Group Management</text:p>
            <text:p><text:span text:style-name="T4">- Select the </text:span><text:span text:style-name="T4">drop-down </text:span><text:span text:style-name="T4">box of </text:span><text:span text:style-name="T4">membership </text:span><text:span text:style-name="T4">type</text:span></text:p>
            <text:p/>
          </table:table-cell>
          <table:table-cell table:style-name="ce176" office:value-type="string">
            <text:p><text:span text:style-name="T6">The </text:span><text:span text:style-name="T6">membership </text:span><text:span text:style-name="T6">types are in </text:span><text:span text:style-name="T6">alphabet </text:span><text:span text:style-name="T6">order and "*" </text:span><text:span text:style-name="T6">at first </text:span><text:span text:style-name="T6">position in list </text:span></text:p>
            <text:p><text:span text:style-name="T6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XOGTN-695</text:p>
          </table:table-cell>
          <table:table-cell table:style-name="ce161" office:value-type="string">
            <text:p>Drop-down box's for the membership not in order</text:p>
          </table:table-cell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38</text:p>
          </table:table-cell>
          <table:table-cell table:number-columns-repeated="241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4" office:value-type="string">
            <text:p>REG_PLF309_EXOGTN_002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4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166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table:style-name="ce59" office:value-type="string">
            <text:p>TESTVN-5541</text:p>
          </table:table-cell>
          <table:table-cell table:style-name="ce59" table:number-columns-repeated="24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8" table:default-cell-style-name="Default"/>
        <table:table-row table:style-name="ro20">
          <table:table-cell table:style-name="ce103" office:value-type="string" table:number-columns-spanned="4" table:number-rows-spanned="2">
            <text:p>GTN Regression Tests List</text:p>
            <text:p><text:span text:style-name="T5">Based on </text:span><text:span text:style-name="T5">document </text:span><text:span text:style-name="T5">version: </text:span><text:span text:style-name="T5">3.1.x</text:span></text:p>
          </table:table-cell>
          <table:covered-table-cell table:number-columns-repeated="2" table:style-name="ce103"/>
          <table:covered-table-cell table:style-name="ce116"/>
          <table:table-cell table:style-name="ce116"/>
          <table:table-cell table:style-name="ce11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number-columns-repeated="3" table:style-name="ce104"/>
          <table:covered-table-cell table:style-name="ce116"/>
          <table:table-cell table:style-name="ce116"/>
          <table:covered-table-cell table:style-name="ce120"/>
          <table:table-cell table:number-columns-repeated="250"/>
        </table:table-row>
        <table:table-row table:style-name="ro21">
          <table:table-cell table:style-name="ce105" office:value-type="string">
            <text:p>Id</text:p>
          </table:table-cell>
          <table:table-cell table:style-name="ce105" office:value-type="string">
            <text:p>Functional Group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Functionality Summary</text:p>
          </table:table-cell>
          <table:table-cell table:style-name="ce114" office:value-type="string">
            <text:p>Product bugID</text:p>
          </table:table-cell>
          <table:covered-table-cell table:style-name="ce114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9</text:p>
          </table:table-cell>
          <table:covered-table-cell table:number-columns-repeated="2" table:style-name="ce109"/>
          <table:covered-table-cell table:number-columns-repeated="2" table:style-name="ce117"/>
          <table:covered-table-cell table:style-name="ce121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0" office:value-type="string">
            <text:p>EXOGTN</text:p>
          </table:table-cell>
          <table:table-cell table:style-name="ce110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22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0" office:value-type="string">
            <text:p>EXOGTN</text:p>
          </table:table-cell>
          <table:table-cell table:style-name="ce109"/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2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0</text:p>
          </table:table-cell>
          <table:covered-table-cell table:style-name="ce111"/>
          <table:covered-table-cell table:number-columns-repeated="3" table:style-name="ce115"/>
          <table:covered-table-cell table:style-name="ce123"/>
          <table:table-cell table:number-columns-repeated="250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2" office:value-type="string">
            <text:p>EXOGTN</text:p>
          </table:table-cell>
          <table:table-cell table:style-name="ce112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2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2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2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2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2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2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2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2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2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2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2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2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2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2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2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2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2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47"/>
          <table:table-cell table:number-columns-repeated="2"/>
          <table:table-cell table:style-name="ce118"/>
          <table:table-cell table:style-name="ce11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number-columns-repeated="3" table:style-name="ce113"/>
          <table:covered-table-cell table:style-name="ce109"/>
          <table:table-cell table:style-name="ce107" table:formula="of:=SUM([.F4:.F27])" office:value-type="float" office:value="16">
            <text:p>16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3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1T13:59:44.26</dc:date>
    <meta:print-date>2008-06-17T00:45:47</meta:print-date>
    <dc:language>en-US</dc:language>
    <meta:editing-cycles>1079</meta:editing-cycles>
    <meta:editing-duration>P15DT17H45M55S</meta:editing-duration>
    <meta:document-statistic meta:table-count="8" meta:cell-count="932" meta:object-count="1"/>
    <meta:user-defined meta:name="Info 1"/>
    <meta:user-defined meta:name="Info 2"/>
    <meta:user-defined meta:name="Info 3"/>
    <meta:user-defined meta:name="Info 4"/>
  </office:meta>
</office:document-meta>
</file>